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CA80298C.png" manifest:media-type="image/png"/>
  <manifest:file-entry manifest:full-path="Pictures/100000010000020000000200A9925FD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47cm" fo:min-width="2.229cm" loext:decorative="false"/>
      <style:paragraph-properties style:writing-mode="lr-tb"/>
    </style:style>
    <style:style style:name="gr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05cm" fo:min-width="0.45cm" loext:decorative="false"/>
      <style:paragraph-properties style:writing-mode="lr-tb"/>
    </style:style>
    <style:style style:name="gr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76cm" fo:min-width="0.7cm" loext:decorative="false"/>
      <style:paragraph-properties style:writing-mode="lr-tb"/>
    </style:style>
    <style:style style:name="gr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76cm" fo:min-width="0.522cm" loext:decorative="false"/>
      <style:paragraph-properties style:writing-mode="lr-tb"/>
    </style:style>
    <style:style style:name="gr5" style:family="graphic" style:parent-style-name="objectwithoutfill">
      <style:graphic-properties svg:stroke-width="0.02cm" svg:stroke-color="#ea7500" draw:marker-start="Dimension_20_Lines" draw:marker-start-width="0.31cm" draw:marker-end="Dimension_20_Lines" draw:marker-end-width="0.31cm" draw:fill="none" draw:textarea-vertical-align="middle" fo:padding-top="0.135cm" fo:padding-bottom="0.135cm" fo:padding-left="0.26cm" fo:padding-right="0.26cm" loext:decorative="false"/>
    </style:style>
    <style:style style:name="gr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47cm" fo:min-width="1.717cm" loext:decorative="false"/>
      <style:paragraph-properties style:writing-mode="lr-tb"/>
    </style:style>
    <style:style style:name="gr7" style:family="graphic" style:parent-style-name="standard">
      <style:graphic-properties svg:stroke-width="0.02cm" svg:stroke-color="#5b277d" draw:marker-start-width="0.23cm" draw:marker-end-width="0.23cm" draw:fill="none" draw:textarea-horizontal-align="justify" draw:textarea-vertical-align="middle" draw:auto-grow-height="false" fo:min-height="0.024cm" fo:min-width="1.56cm" fo:padding-top="0.135cm" fo:padding-bottom="0.135cm" fo:padding-left="0.26cm" fo:padding-right="0.2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47cm" fo:min-width="2.631cm" loext:decorative="false"/>
      <style:paragraph-properties style:writing-mode="lr-tb"/>
    </style:style>
    <style:style style:name="gr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76cm" fo:min-width="0.717cm" loext:decorative="false"/>
      <style:paragraph-properties style:writing-mode="lr-tb"/>
    </style:style>
    <style:style style:name="gr10" style:family="graphic" style:parent-style-name="standard">
      <style:graphic-properties svg:stroke-width="0.02cm" svg:stroke-color="#069a2e" draw:marker-start-width="0.23cm" draw:marker-end-width="0.23cm" draw:fill="none" draw:textarea-horizontal-align="justify" draw:textarea-vertical-align="middle" draw:auto-grow-height="false" fo:min-height="1.58cm" fo:min-width="2.23cm" fo:padding-top="0.135cm" fo:padding-bottom="0.135cm" fo:padding-left="0.26cm" fo:padding-right="0.26cm" loext:decorative="false"/>
    </style:style>
    <style:style style:name="gr11" style:family="graphic" style:parent-style-name="standard">
      <style:graphic-properties draw:stroke="solid" svg:stroke-width="0.02cm" svg:stroke-color="#1c1c1c" draw:marker-start-width="0.23cm" draw:marker-end-width="0.23cm" draw:fill="none" draw:fill-color="#ffffff" draw:textarea-horizontal-align="center" draw:textarea-vertical-align="middle" draw:auto-grow-height="true" draw:auto-grow-width="true" fo:min-height="0.247cm" fo:min-width="0.948cm" fo:padding-top="0.1cm" fo:padding-bottom="0.1cm" fo:padding-left="0.2cm" fo:padding-right="0.2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69cm" fo:min-width="2.373cm" loext:decorative="false"/>
      <style:paragraph-properties style:writing-mode="lr-tb"/>
    </style:style>
    <style:style style:name="gr13" style:family="graphic" style:parent-style-name="standard">
      <style:graphic-properties draw:stroke="dash" draw:stroke-dash="Dash" svg:stroke-width="0.02cm" svg:stroke-color="#f10d0c" draw:marker-start-width="0.23cm" draw:marker-end-width="0.23cm" draw:fill="none" draw:textarea-horizontal-align="justify" draw:textarea-vertical-align="middle" draw:auto-grow-height="false" fo:min-height="1.144cm" fo:min-width="1.778cm" fo:padding-top="0.135cm" fo:padding-bottom="0.135cm" fo:padding-left="0.26cm" fo:padding-right="0.26cm" loext:decorative="false"/>
    </style:style>
    <style:style style:name="gr1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16cm" fo:min-width="1.75cm" loext:decorative="false"/>
      <style:paragraph-properties style:writing-mode="lr-tb"/>
    </style:style>
    <style:style style:name="gr1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737cm" fo:min-width="2.034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2cm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withoutfill">
      <style:graphic-properties svg:stroke-width="0.02cm" svg:stroke-color="#212121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8" style:family="graphic" style:parent-style-name="Object_20_with_20_no_20_fill_20_and_20_no_20_line">
      <style:graphic-properties draw:stroke="none" svg:stroke-width="0.02cm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P1" style:family="paragraph">
      <loext:graphic-properties draw:fill="none" draw:fill-color="#ffffff"/>
      <style:text-properties fo:color="#ea7500" loext:opacity="100%" style:font-name="IBM Plex Sans" fo:font-size="8pt" fo:font-style="normal" fo:font-weight="normal" style:font-size-asian="12pt" style:font-weight-asian="normal" style:font-size-complex="12pt" style:font-weight-complex="normal"/>
    </style:style>
    <style:style style:name="P2" style:family="paragraph">
      <loext:graphic-properties draw:fill="none" draw:fill-color="#ffffff"/>
      <style:text-properties style:use-window-font-color="true" loext:opacity="0%" style:font-name="IBM Plex Sans" fo:font-size="8pt" fo:font-style="normal" fo:font-weight="normal" style:font-size-asian="8pt" style:font-size-complex="8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use-window-font-color="true" loext:opacity="0%" style:font-name="IBM Plex Sans" fo:font-size="8pt" fo:font-style="normal" fo:font-weight="normal" style:font-size-asian="8pt" style:font-size-complex="8pt"/>
    </style:style>
    <style:style style:name="P5" style:family="paragraph">
      <loext:graphic-properties draw:fill="none"/>
      <style:paragraph-properties fo:text-align="center"/>
      <style:text-properties style:font-name="IBM Plex Sans" fo:font-style="normal" fo:font-weight="normal"/>
    </style:style>
    <style:style style:name="P6" style:family="paragraph">
      <loext:graphic-properties draw:fill="none" draw:fill-color="#ffffff"/>
      <style:text-properties fo:color="#5b277d" loext:opacity="100%" style:font-name="IBM Plex Sans" fo:font-size="8pt" fo:font-style="normal" fo:font-weight="normal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style:font-name="IBM Plex Sans" fo:font-style="normal" fo:font-weight="normal"/>
    </style:style>
    <style:style style:name="P8" style:family="paragraph">
      <loext:graphic-properties draw:fill="none" draw:fill-color="#ffffff"/>
      <style:text-properties style:font-name="IBM Plex Sans" fo:font-size="10.5pt" fo:font-style="normal" fo:font-weight="normal" style:font-size-asian="10.5pt" style:font-size-complex="10.5pt"/>
    </style:style>
    <style:style style:name="P9" style:family="paragraph">
      <loext:graphic-properties draw:fill="none" draw:fill-color="#ffffff"/>
      <style:text-properties fo:color="#069a2e" loext:opacity="100%" style:font-name="IBM Plex Sans" fo:font-size="7pt" fo:font-style="normal" fo:font-weight="normal" style:font-size-asian="7pt" style:font-size-complex="7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10d0c" loext:opacity="100%" style:font-name="IBM Plex Sans" fo:font-size="8pt" fo:font-style="normal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color="#d32f2f" loext:opacity="100%" style:font-name="IBM Plex Sans" fo:font-size="7pt" fo:font-style="normal" fo:font-weight="normal" style:font-size-asian="7pt" style:font-size-complex="7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ea7500" loext:opacity="100%" style:font-name="IBM Plex Sans" fo:font-size="5.40000009536743pt" fo:font-style="normal" fo:font-weight="normal" style:font-size-asian="10pt" style:font-weight-asian="normal" style:font-size-complex="10pt" style:font-weight-complex="normal"/>
    </style:style>
    <style:style style:name="T2" style:family="text">
      <style:text-properties style:use-window-font-color="true" loext:opacity="0%" style:font-name="IBM Plex Sans" fo:font-size="6pt" fo:font-style="normal" fo:font-weight="normal" style:font-size-asian="6pt" style:font-size-complex="6pt"/>
    </style:style>
    <style:style style:name="T3" style:family="text">
      <style:text-properties fo:color="#5b277d" loext:opacity="100%" style:font-name="IBM Plex Sans" fo:font-size="5.40000009536743pt" fo:font-style="normal" fo:font-weight="normal" style:font-size-asian="5.40000009536743pt" style:font-size-complex="5.40000009536743pt"/>
    </style:style>
    <style:style style:name="T4" style:family="text">
      <style:text-properties style:font-name="IBM Plex Sans" fo:font-size="5.40000009536743pt" fo:font-style="normal" fo:font-weight="normal" style:font-size-asian="5.40000009536743pt" style:font-size-complex="5.40000009536743pt"/>
    </style:style>
    <style:style style:name="T5" style:family="text">
      <style:text-properties fo:color="#069a2e" loext:opacity="100%" style:font-name="IBM Plex Sans" fo:font-size="7pt" fo:font-style="normal" fo:font-weight="normal" style:font-size-asian="7pt" style:font-size-complex="7pt"/>
    </style:style>
    <style:style style:name="T6" style:family="text">
      <style:text-properties fo:color="#f10d0c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T7" style:family="text">
      <style:text-properties fo:color="#d32f2f" loext:opacity="100%" style:font-name="IBM Plex Sans" fo:font-size="7pt" fo:font-style="normal" fo:font-weight="normal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29cm" svg:height="0.497cm" draw:transform="rotate (-0.529009296279482) translate (4.364cm 1.257cm)">
          <draw:text-box>
            <text:p><text:span text:style-name="T1">Data VLAN PPPoE Session</text:span></text:p>
          </draw:text-box>
        </draw:frame>
        <draw:frame draw:style-name="gr2" draw:text-style-name="P2" draw:layer="layout" svg:width="1.022cm" svg:height="0.526cm" svg:x="8.9cm" svg:y="2.7cm">
          <draw:text-box>
            <text:p><text:span text:style-name="T2">Hub2</text:span></text:p>
          </draw:text-box>
        </draw:frame>
        <draw:frame draw:style-name="gr3" draw:text-style-name="P2" draw:layer="layout" svg:width="1.217cm" svg:height="0.526cm" svg:x="12.6cm" svg:y="5.3cm">
          <draw:text-box>
            <text:p><text:span text:style-name="T2">Spoke4</text:span></text:p>
          </draw:text-box>
        </draw:frame>
        <draw:frame draw:style-name="gr4" draw:text-style-name="P4" draw:layer="layout" svg:width="1.022cm" svg:height="0.526cm" svg:x="6.901cm" svg:y="2.7cm">
          <draw:text-box>
            <text:p text:style-name="P3"><text:span text:style-name="T2">Hub1</text:span></text:p>
          </draw:text-box>
        </draw:frame>
        <draw:line draw:style-name="gr5" draw:text-style-name="P5" draw:layer="layout" svg:x1="4.2cm" svg:y1="1.6cm" svg:x2="6.457cm" svg:y2="2.927cm">
          <text:p/>
        </draw:line>
        <draw:frame draw:style-name="gr6" draw:text-style-name="P6" draw:layer="layout" svg:width="2.217cm" svg:height="0.497cm" draw:transform="rotate (0.524645973149496) translate (4.007cm 4.369cm)">
          <draw:text-box>
            <text:p><text:span text:style-name="T3">Management VLAN</text:span></text:p>
          </draw:text-box>
        </draw:frame>
        <draw:custom-shape draw:style-name="gr7" draw:text-style-name="P7" draw:layer="layout" svg:width="2.08cm" svg:height="0.294cm" draw:transform="skewX (0.233699586842041) rotate (0.533198086484267) translate (4.3cm 2.867cm)">
          <text:p/>
          <draw:enhanced-geometry svg:viewBox="0 0 21600 21600" draw:mirror-horizontal="true" draw:type="rectangle" draw:enhanced-path="M 0 0 L 21600 0 21600 21600 0 21600 0 0 Z N"/>
        </draw:custom-shape>
        <draw:frame draw:style-name="gr8" draw:text-style-name="P1" draw:layer="layout" svg:width="3.131cm" svg:height="0.497cm" draw:transform="rotate (0.540353936417444) translate (4.123cm 5.061cm)">
          <draw:text-box>
            <text:p><text:span text:style-name="T1">Data VLAN PPPoE Session</text:span></text:p>
          </draw:text-box>
        </draw:frame>
        <draw:frame draw:style-name="gr9" draw:text-style-name="P2" draw:layer="layout" svg:width="1.217cm" svg:height="0.526cm" svg:x="3cm" svg:y="5.3cm">
          <draw:text-box>
            <text:p><text:span text:style-name="T2">Spoke2</text:span></text:p>
          </draw:text-box>
        </draw:frame>
        <draw:custom-shape draw:style-name="gr10" draw:text-style-name="P5" draw:layer="layout" svg:width="2.75cm" svg:height="1.85cm" svg:x="0.442cm" svg:y="0.9cm">
          <text:p/>
          <draw:enhanced-geometry svg:viewBox="0 0 21600 21600" draw:type="rectangle" draw:enhanced-path="M 0 0 L 21600 0 21600 21600 0 21600 0 0 Z N"/>
        </draw:custom-shape>
        <draw:frame draw:style-name="gr11" draw:text-style-name="P8" xml:id="id7" draw:id="id7" draw:layer="layout" svg:width="1.348cm" svg:height="0.447cm" svg:x="0.602cm" svg:y="2.135cm">
          <draw:text-box>
            <text:p><text:span text:style-name="T4">Container2</text:span></text:p>
          </draw:text-box>
        </draw:frame>
        <draw:frame draw:style-name="gr9" draw:text-style-name="P2" draw:layer="layout" svg:width="1.217cm" svg:height="0.526cm" svg:x="3cm" svg:y="1cm">
          <draw:text-box>
            <text:p><text:span text:style-name="T2">Spoke1</text:span></text:p>
          </draw:text-box>
        </draw:frame>
        <draw:frame draw:style-name="gr12" draw:text-style-name="P9" draw:layer="layout" svg:width="2.873cm" svg:height="0.619cm" svg:x="0.3cm" svg:y="0.5cm">
          <draw:text-box>
            <text:p><text:span text:style-name="T5">Container VLAN</text:span></text:p>
          </draw:text-box>
        </draw:frame>
        <draw:frame draw:style-name="gr11" draw:text-style-name="P8" xml:id="id8" draw:id="id8" draw:layer="layout" svg:width="1.348cm" svg:height="0.447cm" svg:x="0.602cm" svg:y="1.585cm">
          <draw:text-box>
            <text:p><text:span text:style-name="T4">Container1</text:span></text:p>
          </draw:text-box>
        </draw:frame>
        <draw:frame draw:style-name="gr11" draw:text-style-name="P8" xml:id="id9" draw:id="id9" draw:layer="layout" svg:width="1.348cm" svg:height="0.447cm" svg:x="0.602cm" svg:y="1.035cm">
          <draw:text-box>
            <text:p><text:span text:style-name="T4">Container0</text:span></text:p>
          </draw:text-box>
        </draw:frame>
        <draw:custom-shape draw:style-name="gr13" draw:text-style-name="P5" draw:layer="layout" svg:width="3.25cm" svg:height="2cm" svg:x="6.75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25cm" svg:height="0.666cm" svg:x="7.25cm" svg:y="4.4cm">
          <draw:text-box>
            <text:p text:style-name="P10"><text:span text:style-name="T6">OSPF area 0</text:span></text:p>
          </draw:text-box>
        </draw:frame>
        <draw:frame draw:style-name="gr15" draw:text-style-name="P12" draw:layer="layout" svg:width="2.534cm" svg:height="0.987cm" svg:x="8.2cm" svg:y="0.95cm">
          <draw:text-box>
            <text:p><text:span text:style-name="T7">Infrastructure</text:span><text:span text:style-name="T7"><text:line-break/></text:span><text:span text:style-name="T7">VLAN</text:span></text:p>
          </draw:text-box>
        </draw:frame>
        <draw:frame draw:style-name="gr16" draw:text-style-name="P13" xml:id="id2" draw:id="id2" draw:layer="layout" svg:width="0.8cm" svg:height="0.8cm" svg:x="8cm" svg:y="0.3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6" draw:text-style-name="P13" xml:id="id1" draw:id="id1" draw:layer="layout" svg:width="0.6cm" svg:height="0.6cm" svg:x="8.1cm" svg:y="3.1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17" draw:text-style-name="P13" draw:layer="layout" draw:type="line" svg:x1="7.3cm" svg:y1="3.4cm" svg:x2="8.1cm" svg:y2="3.4cm" draw:end-shape="id1" draw:end-glue-point="3" svg:d="M7300 3400h800" svg:viewBox="0 0 801 1">
          <text:p/>
        </draw:connector>
        <draw:connector draw:style-name="gr17" draw:text-style-name="P13" draw:layer="layout" draw:type="line" svg:x1="8.4cm" svg:y1="3.1cm" svg:x2="8.4cm" svg:y2="1.1cm" draw:start-shape="id1" draw:start-glue-point="0" draw:end-shape="id2" draw:end-glue-point="2" svg:d="M8400 3100v-2000" svg:viewBox="0 0 1 2001">
          <text:p/>
        </draw:connector>
        <draw:connector draw:style-name="gr17" draw:text-style-name="P13" draw:layer="layout" draw:type="line" svg:x1="9.5cm" svg:y1="3.4cm" svg:x2="8.7cm" svg:y2="3.4cm" draw:end-shape="id1" draw:end-glue-point="1" svg:d="M9500 3400h-800" svg:viewBox="0 0 801 1">
          <text:p/>
        </draw:connector>
        <draw:frame draw:style-name="gr18" draw:text-style-name="P13" xml:id="id6" draw:id="id6" draw:layer="layout" svg:width="0.6cm" svg:height="0.6cm" svg:x="2.442cm" svg:y="1.5cm">
          <draw:image xlink:href="Pictures/100000010000020000000200CA80298C.png" xlink:type="simple" xlink:show="embed" xlink:actuate="onLoad" draw:mime-type="image/png">
            <text:p/>
          </draw:image>
          <draw:glue-point draw:id="4" svg:x="-5cm" svg:y="2.516cm"/>
          <draw:glue-point draw:id="5" svg:x="-5cm" svg:y="-2.433cm"/>
        </draw:frame>
        <draw:frame draw:style-name="gr16" draw:text-style-name="P13" xml:id="id4" draw:id="id4" draw:layer="layout" svg:width="0.8cm" svg:height="0.8cm" svg:x="3.242cm" svg:y="1.4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6" draw:text-style-name="P13" xml:id="id3" draw:id="id3" draw:layer="layout" svg:width="0.8cm" svg:height="0.8cm" svg:x="6.5cm" svg:y="3cm">
          <draw:image xlink:href="Pictures/100000010000020000000200A9925FD2.png" xlink:type="simple" xlink:show="embed" xlink:actuate="onLoad" draw:mime-type="image/png">
            <text:p/>
          </draw:image>
          <draw:glue-point draw:id="4" svg:x="-4.375cm" svg:y="1.25cm"/>
          <draw:glue-point draw:id="5" svg:x="-4.375cm" svg:y="-1.875cm"/>
        </draw:frame>
        <draw:connector draw:style-name="gr17" draw:text-style-name="P13" draw:layer="layout" draw:type="line" svg:x1="6.55cm" svg:y1="3.25cm" svg:x2="4.042cm" svg:y2="1.8cm" draw:start-shape="id3" draw:start-glue-point="5" draw:end-shape="id4" draw:end-glue-point="1" svg:d="M6550 3250l-2508-1450" svg:viewBox="0 0 2509 1451">
          <text:p/>
        </draw:connector>
        <draw:connector draw:style-name="gr17" draw:text-style-name="P13" draw:layer="layout" draw:type="line" svg:x1="6.55cm" svg:y1="3.5cm" svg:x2="4.038cm" svg:y2="5cm" draw:start-shape="id3" draw:start-glue-point="4" draw:end-shape="id5" draw:end-glue-point="1" svg:d="M6550 3500l-2512 1500" svg:viewBox="0 0 2513 1501">
          <text:p/>
        </draw:connector>
        <draw:connector draw:style-name="gr17" draw:text-style-name="P13" draw:layer="layout" draw:type="line" svg:x1="3.042cm" svg:y1="1.8cm" svg:x2="3.242cm" svg:y2="1.8cm" draw:start-shape="id6" draw:start-glue-point="1" draw:end-shape="id4" draw:end-glue-point="3" svg:d="M3042 1800h200" svg:viewBox="0 0 201 1">
          <text:p/>
        </draw:connector>
        <draw:connector draw:style-name="gr17" draw:text-style-name="P13" draw:layer="layout" draw:type="line" svg:x1="1.95cm" svg:y1="2.358cm" svg:x2="2.442cm" svg:y2="1.95cm" draw:start-shape="id7" draw:start-glue-point="1" draw:end-shape="id6" draw:end-glue-point="4" svg:d="M1950 2358l492-408" svg:viewBox="0 0 493 409">
          <text:p/>
        </draw:connector>
        <draw:connector draw:style-name="gr17" draw:text-style-name="P13" draw:layer="layout" draw:type="line" svg:x1="1.95cm" svg:y1="1.808cm" svg:x2="2.442cm" svg:y2="1.8cm" draw:start-shape="id8" draw:start-glue-point="1" draw:end-shape="id6" draw:end-glue-point="3" svg:d="M1950 1808l492-8" svg:viewBox="0 0 493 9">
          <text:p/>
        </draw:connector>
        <draw:connector draw:style-name="gr17" draw:text-style-name="P13" draw:layer="layout" draw:type="line" svg:x1="1.95cm" svg:y1="1.258cm" svg:x2="2.442cm" svg:y2="1.655cm" draw:start-shape="id9" draw:start-glue-point="1" draw:end-shape="id6" draw:end-glue-point="5" svg:d="M1950 1258l492 397" svg:viewBox="0 0 493 398">
          <text:p/>
        </draw:connector>
        <draw:frame draw:style-name="gr16" draw:text-style-name="P13" xml:id="id5" draw:id="id5" draw:layer="layout" svg:width="0.8cm" svg:height="0.8cm" svg:x="3.238cm" svg:y="4.6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0" draw:text-style-name="P5" draw:layer="layout" svg:width="2.75cm" svg:height="1.85cm" svg:x="0.442cm" svg:y="4.1cm">
          <text:p/>
          <draw:enhanced-geometry svg:viewBox="0 0 21600 21600" draw:type="rectangle" draw:enhanced-path="M 0 0 L 21600 0 21600 21600 0 21600 0 0 Z N"/>
        </draw:custom-shape>
        <draw:frame draw:style-name="gr11" draw:text-style-name="P8" xml:id="id11" draw:id="id11" draw:layer="layout" svg:width="1.348cm" svg:height="0.447cm" svg:x="0.602cm" svg:y="5.335cm">
          <draw:text-box>
            <text:p><text:span text:style-name="T4">Container2</text:span></text:p>
          </draw:text-box>
        </draw:frame>
        <draw:frame draw:style-name="gr12" draw:text-style-name="P9" draw:layer="layout" svg:width="2.873cm" svg:height="0.619cm" svg:x="0.3cm" svg:y="3.7cm">
          <draw:text-box>
            <text:p><text:span text:style-name="T5">Container VLAN</text:span></text:p>
          </draw:text-box>
        </draw:frame>
        <draw:frame draw:style-name="gr11" draw:text-style-name="P8" xml:id="id12" draw:id="id12" draw:layer="layout" svg:width="1.348cm" svg:height="0.447cm" svg:x="0.602cm" svg:y="4.785cm">
          <draw:text-box>
            <text:p><text:span text:style-name="T4">Container1</text:span></text:p>
          </draw:text-box>
        </draw:frame>
        <draw:frame draw:style-name="gr11" draw:text-style-name="P8" xml:id="id13" draw:id="id13" draw:layer="layout" svg:width="1.348cm" svg:height="0.447cm" svg:x="0.602cm" svg:y="4.235cm">
          <draw:text-box>
            <text:p><text:span text:style-name="T4">Container0</text:span></text:p>
          </draw:text-box>
        </draw:frame>
        <draw:frame draw:style-name="gr18" draw:text-style-name="P13" xml:id="id10" draw:id="id10" draw:layer="layout" svg:width="0.6cm" svg:height="0.6cm" svg:x="2.442cm" svg:y="4.7cm">
          <draw:image xlink:href="Pictures/100000010000020000000200CA80298C.png" xlink:type="simple" xlink:show="embed" xlink:actuate="onLoad" draw:mime-type="image/png">
            <text:p/>
          </draw:image>
          <draw:glue-point draw:id="4" svg:x="-5cm" svg:y="2.516cm"/>
          <draw:glue-point draw:id="5" svg:x="-5cm" svg:y="-2.433cm"/>
        </draw:frame>
        <draw:connector draw:style-name="gr17" draw:text-style-name="P13" draw:layer="layout" draw:type="line" svg:x1="3.042cm" svg:y1="5cm" svg:x2="3.242cm" svg:y2="5cm" draw:start-shape="id10" draw:start-glue-point="1" svg:d="M3042 5000h200" svg:viewBox="0 0 201 1">
          <text:p/>
        </draw:connector>
        <draw:connector draw:style-name="gr17" draw:text-style-name="P13" draw:layer="layout" draw:type="line" svg:x1="1.95cm" svg:y1="5.558cm" svg:x2="2.442cm" svg:y2="5.15cm" draw:start-shape="id11" draw:start-glue-point="1" draw:end-shape="id10" draw:end-glue-point="4" svg:d="M1950 5558l492-408" svg:viewBox="0 0 493 409">
          <text:p/>
        </draw:connector>
        <draw:connector draw:style-name="gr17" draw:text-style-name="P13" draw:layer="layout" draw:type="line" svg:x1="1.95cm" svg:y1="5.008cm" svg:x2="2.442cm" svg:y2="5cm" draw:start-shape="id12" draw:start-glue-point="1" draw:end-shape="id10" draw:end-glue-point="3" svg:d="M1950 5008l492-8" svg:viewBox="0 0 493 9">
          <text:p/>
        </draw:connector>
        <draw:connector draw:style-name="gr17" draw:text-style-name="P13" draw:layer="layout" draw:type="line" svg:x1="1.95cm" svg:y1="4.458cm" svg:x2="2.442cm" svg:y2="4.855cm" draw:start-shape="id13" draw:start-glue-point="1" draw:end-shape="id10" draw:end-glue-point="5" svg:d="M1950 4458l492 397" svg:viewBox="0 0 493 398">
          <text:p/>
        </draw:connector>
        <draw:custom-shape draw:style-name="gr10" draw:text-style-name="P5" draw:layer="layout" svg:width="2.75cm" svg:height="1.85cm" svg:x="13.655cm" svg:y="0.9cm">
          <text:p/>
          <draw:enhanced-geometry svg:viewBox="0 0 21600 21600" draw:type="rectangle" draw:enhanced-path="M 0 0 L 21600 0 21600 21600 0 21600 0 0 Z N"/>
        </draw:custom-shape>
        <draw:frame draw:style-name="gr11" draw:text-style-name="P8" xml:id="id17" draw:id="id17" draw:layer="layout" svg:width="1.348cm" svg:height="0.447cm" svg:x="14.915cm" svg:y="2.135cm">
          <draw:text-box>
            <text:p><text:span text:style-name="T4">Container2</text:span></text:p>
          </draw:text-box>
        </draw:frame>
        <draw:frame draw:style-name="gr9" draw:text-style-name="P2" draw:layer="layout" svg:width="1.217cm" svg:height="0.526cm" svg:x="12.6cm" svg:y="1cm">
          <draw:text-box>
            <text:p><text:span text:style-name="T2">Spoke3</text:span></text:p>
          </draw:text-box>
        </draw:frame>
        <draw:frame draw:style-name="gr12" draw:text-style-name="P9" draw:layer="layout" svg:width="2.873cm" svg:height="0.619cm" svg:x="13.513cm" svg:y="0.5cm">
          <draw:text-box>
            <text:p><text:span text:style-name="T5">Container VLAN</text:span></text:p>
          </draw:text-box>
        </draw:frame>
        <draw:frame draw:style-name="gr11" draw:text-style-name="P8" xml:id="id16" draw:id="id16" draw:layer="layout" svg:width="1.348cm" svg:height="0.447cm" svg:x="14.915cm" svg:y="1.585cm">
          <draw:text-box>
            <text:p><text:span text:style-name="T4">Container1</text:span></text:p>
          </draw:text-box>
        </draw:frame>
        <draw:frame draw:style-name="gr11" draw:text-style-name="P8" xml:id="id15" draw:id="id15" draw:layer="layout" svg:width="1.348cm" svg:height="0.447cm" svg:x="14.915cm" svg:y="1.035cm">
          <draw:text-box>
            <text:p><text:span text:style-name="T4">Container0</text:span></text:p>
          </draw:text-box>
        </draw:frame>
        <draw:frame draw:style-name="gr16" draw:text-style-name="P13" xml:id="id14" draw:id="id14" draw:layer="layout" svg:width="0.6cm" svg:height="0.6cm" svg:x="13.855cm" svg:y="1.5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cm"/>
          <draw:glue-point draw:id="5" svg:x="5cm" svg:y="-2.416cm"/>
        </draw:frame>
        <draw:frame draw:style-name="gr16" draw:text-style-name="P13" xml:id="id18" draw:id="id18" draw:layer="layout" svg:width="0.8cm" svg:height="0.8cm" svg:x="12.8cm" svg:y="1.4cm">
          <draw:image xlink:href="Pictures/100000010000020000000200A9925FD2.png" xlink:type="simple" xlink:show="embed" xlink:actuate="onLoad" draw:mime-type="image/png">
            <text:p/>
          </draw:image>
        </draw:frame>
        <draw:connector draw:style-name="gr17" draw:text-style-name="P13" draw:layer="layout" draw:type="line" svg:x1="14.455cm" svg:y1="1.656cm" svg:x2="14.915cm" svg:y2="1.258cm" draw:start-shape="id14" draw:start-glue-point="5" draw:end-shape="id15" draw:end-glue-point="3" svg:d="M14455 1656l460-398" svg:viewBox="0 0 461 399">
          <text:p/>
        </draw:connector>
        <draw:connector draw:style-name="gr17" draw:text-style-name="P13" draw:layer="layout" draw:type="line" svg:x1="14.455cm" svg:y1="1.8cm" svg:x2="14.915cm" svg:y2="1.808cm" draw:start-shape="id14" draw:start-glue-point="1" draw:end-shape="id16" draw:end-glue-point="3" svg:d="M14455 1800l460 8" svg:viewBox="0 0 461 9">
          <text:p/>
        </draw:connector>
        <draw:connector draw:style-name="gr17" draw:text-style-name="P13" draw:layer="layout" draw:type="line" svg:x1="14.455cm" svg:y1="1.95cm" svg:x2="14.915cm" svg:y2="2.358cm" draw:start-shape="id14" draw:start-glue-point="4" draw:end-shape="id17" draw:end-glue-point="3" svg:d="M14455 1950l460 408" svg:viewBox="0 0 461 409">
          <text:p/>
        </draw:connector>
        <draw:connector draw:style-name="gr17" draw:text-style-name="P13" draw:layer="layout" draw:type="line" svg:x1="13.6cm" svg:y1="1.8cm" svg:x2="13.855cm" svg:y2="1.8cm" draw:start-shape="id18" draw:start-glue-point="1" draw:end-shape="id14" draw:end-glue-point="3" svg:d="M13600 1800h255" svg:viewBox="0 0 256 1">
          <text:p/>
        </draw:connector>
        <draw:frame draw:style-name="gr18" draw:text-style-name="P13" draw:layer="layout" svg:width="0.8cm" svg:height="0.8cm" svg:x="9.5cm" svg:y="3cm">
          <draw:image xlink:href="Pictures/100000010000020000000200A9925FD2.png" xlink:type="simple" xlink:show="embed" xlink:actuate="onLoad" draw:mime-type="image/png">
            <text:p/>
          </draw:image>
          <draw:glue-point draw:id="4" svg:x="4.375cm" svg:y="1.25cm"/>
          <draw:glue-point draw:id="5" svg:x="4.375cm" svg:y="-1.875cm"/>
        </draw:frame>
        <draw:connector draw:style-name="gr17" draw:text-style-name="P13" draw:layer="layout" draw:type="line" svg:x1="12.8cm" svg:y1="1.8cm" svg:x2="10.25cm" svg:y2="3.25cm" draw:start-shape="id18" draw:start-glue-point="3" svg:d="M12800 1800l-2550 1450" svg:viewBox="0 0 2551 1451">
          <text:p/>
        </draw:connector>
        <draw:connector draw:style-name="gr17" draw:text-style-name="P13" draw:layer="layout" draw:type="line" svg:x1="12.8cm" svg:y1="5cm" svg:x2="10.25cm" svg:y2="3.5cm" draw:start-shape="id19" draw:start-glue-point="3" svg:d="M12800 5000l-2550-1500" svg:viewBox="0 0 2551 1501">
          <text:p/>
        </draw:connector>
        <draw:custom-shape draw:style-name="gr10" draw:text-style-name="P5" draw:layer="layout" svg:width="2.75cm" svg:height="1.85cm" svg:x="13.655cm" svg:y="4.1cm">
          <text:p/>
          <draw:enhanced-geometry svg:viewBox="0 0 21600 21600" draw:type="rectangle" draw:enhanced-path="M 0 0 L 21600 0 21600 21600 0 21600 0 0 Z N"/>
        </draw:custom-shape>
        <draw:frame draw:style-name="gr11" draw:text-style-name="P8" xml:id="id23" draw:id="id23" draw:layer="layout" svg:width="1.348cm" svg:height="0.447cm" svg:x="14.915cm" svg:y="5.335cm">
          <draw:text-box>
            <text:p><text:span text:style-name="T4">Container2</text:span></text:p>
          </draw:text-box>
        </draw:frame>
        <draw:frame draw:style-name="gr12" draw:text-style-name="P9" draw:layer="layout" svg:width="2.873cm" svg:height="0.619cm" svg:x="13.513cm" svg:y="3.7cm">
          <draw:text-box>
            <text:p><text:span text:style-name="T5">Container VLAN</text:span></text:p>
          </draw:text-box>
        </draw:frame>
        <draw:frame draw:style-name="gr11" draw:text-style-name="P8" xml:id="id22" draw:id="id22" draw:layer="layout" svg:width="1.348cm" svg:height="0.447cm" svg:x="14.915cm" svg:y="4.785cm">
          <draw:text-box>
            <text:p><text:span text:style-name="T4">Container1</text:span></text:p>
          </draw:text-box>
        </draw:frame>
        <draw:frame draw:style-name="gr11" draw:text-style-name="P8" xml:id="id21" draw:id="id21" draw:layer="layout" svg:width="1.348cm" svg:height="0.447cm" svg:x="14.915cm" svg:y="4.235cm">
          <draw:text-box>
            <text:p><text:span text:style-name="T4">Container0</text:span></text:p>
          </draw:text-box>
        </draw:frame>
        <draw:frame draw:style-name="gr16" draw:text-style-name="P13" xml:id="id20" draw:id="id20" draw:layer="layout" svg:width="0.6cm" svg:height="0.6cm" svg:x="13.855cm" svg:y="4.7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cm"/>
          <draw:glue-point draw:id="5" svg:x="5cm" svg:y="-2.416cm"/>
        </draw:frame>
        <draw:frame draw:style-name="gr16" draw:text-style-name="P13" xml:id="id19" draw:id="id19" draw:layer="layout" svg:width="0.8cm" svg:height="0.8cm" svg:x="12.8cm" svg:y="4.6cm">
          <draw:image xlink:href="Pictures/100000010000020000000200A9925FD2.png" xlink:type="simple" xlink:show="embed" xlink:actuate="onLoad" draw:mime-type="image/png">
            <text:p/>
          </draw:image>
        </draw:frame>
        <draw:connector draw:style-name="gr17" draw:text-style-name="P13" draw:layer="layout" draw:type="line" svg:x1="14.455cm" svg:y1="4.856cm" svg:x2="14.915cm" svg:y2="4.458cm" draw:start-shape="id20" draw:start-glue-point="5" draw:end-shape="id21" draw:end-glue-point="3" svg:d="M14455 4856l460-398" svg:viewBox="0 0 461 399">
          <text:p/>
        </draw:connector>
        <draw:connector draw:style-name="gr17" draw:text-style-name="P13" draw:layer="layout" draw:type="line" svg:x1="14.455cm" svg:y1="5cm" svg:x2="14.915cm" svg:y2="5.008cm" draw:start-shape="id20" draw:start-glue-point="1" draw:end-shape="id22" draw:end-glue-point="3" svg:d="M14455 5000l460 8" svg:viewBox="0 0 461 9">
          <text:p/>
        </draw:connector>
        <draw:connector draw:style-name="gr17" draw:text-style-name="P13" draw:layer="layout" draw:type="line" svg:x1="14.455cm" svg:y1="5.15cm" svg:x2="14.915cm" svg:y2="5.558cm" draw:start-shape="id20" draw:start-glue-point="4" draw:end-shape="id23" draw:end-glue-point="3" svg:d="M14455 5150l460 408" svg:viewBox="0 0 461 409">
          <text:p/>
        </draw:connector>
        <draw:connector draw:style-name="gr17" draw:text-style-name="P13" draw:layer="layout" draw:type="line" svg:x1="13.6cm" svg:y1="5cm" svg:x2="13.855cm" svg:y2="5cm" draw:start-shape="id19" draw:start-glue-point="1" draw:end-shape="id20" draw:end-glue-point="3" svg:d="M13600 5000h255" svg:viewBox="0 0 256 1">
          <text:p/>
        </draw:connector>
        <draw:custom-shape draw:style-name="gr7" draw:text-style-name="P7" draw:layer="layout" svg:width="2.08cm" svg:height="0.294cm" draw:transform="skewX (0.233699586842041) rotate (0.533198086484267) translate (4.3cm 4.65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5" draw:text-style-name="P5" draw:layer="layout" svg:x1="4.2cm" svg:y1="5.127cm" svg:x2="6.457cm" svg:y2="3.8cm">
          <text:p/>
        </draw:line>
        <draw:line draw:style-name="gr5" draw:text-style-name="P5" draw:layer="layout" svg:x1="10.3cm" svg:y1="3.8cm" svg:x2="12.557cm" svg:y2="5.127cm">
          <text:p/>
        </draw:line>
        <draw:custom-shape draw:style-name="gr7" draw:text-style-name="P7" draw:layer="layout" svg:width="2.08cm" svg:height="0.294cm" draw:transform="skewX (0.233699586842041) rotate (0.533198086484267) translate (10.6cm 4.657cm)">
          <text:p/>
          <draw:enhanced-geometry svg:viewBox="0 0 21600 21600" draw:mirror-horizontal="true" draw:type="rectangle" draw:enhanced-path="M 0 0 L 21600 0 21600 21600 0 21600 0 0 Z N"/>
        </draw:custom-shape>
        <draw:frame draw:style-name="gr1" draw:text-style-name="P1" draw:layer="layout" svg:width="2.729cm" svg:height="0.497cm" draw:transform="rotate (-0.529009296279482) translate (10.265cm 3.658cm)">
          <draw:text-box>
            <text:p><text:span text:style-name="T1">Data VLAN PPPoE Session</text:span></text:p>
          </draw:text-box>
        </draw:frame>
        <draw:custom-shape draw:style-name="gr7" draw:text-style-name="P7" draw:layer="layout" svg:width="2.08cm" svg:height="0.294cm" draw:transform="skewX (0.233699586842041) rotate (0.533198086484267) translate (10.6cm 2.85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5" draw:text-style-name="P5" draw:layer="layout" svg:x1="10.3cm" svg:y1="2.927cm" svg:x2="12.557cm" svg:y2="1.6cm">
          <text:p/>
        </draw:line>
        <draw:frame draw:style-name="gr8" draw:text-style-name="P1" draw:layer="layout" svg:width="3.131cm" svg:height="0.497cm" draw:transform="rotate (0.540353936417444) translate (10.024cm 2.662cm)">
          <draw:text-box>
            <text:p><text:span text:style-name="T1">Data VLAN PPPoE Session</text:span></text:p>
          </draw:text-box>
        </draw:frame>
        <draw:frame draw:style-name="gr6" draw:text-style-name="P6" draw:layer="layout" svg:width="2.217cm" svg:height="0.497cm" draw:transform="rotate (0.524645973149496) translate (10.607cm 3.07cm)">
          <draw:text-box>
            <text:p><text:span text:style-name="T3">Management VLA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20-09-20T09:18:25.861749409</meta:creation-date>
    <dc:date>2024-11-10T08:48:37.661832393</dc:date>
    <dc:creator>Philippe Latu</dc:creator>
    <meta:editing-duration>PT2H44M1S</meta:editing-duration>
    <meta:editing-cycles>30</meta:editing-cycles>
    <meta:generator>LibreOffice/24.8.2.1$MacOSX_X86_64 LibreOffice_project/0f794b6e29741098670a3b95d60478a65d05ef13</meta:generator>
    <meta:document-statistic meta:object-count="78"/>
  </office:meta>
</office:document-meta>
</file>